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fe9" officeooo:paragraph-rsid="0014efe9"/>
    </style:style>
    <style:style style:name="P2" style:family="paragraph" style:parent-style-name="Standard">
      <style:text-properties officeooo:rsid="0016070e" officeooo:paragraph-rsid="0016070e"/>
    </style:style>
    <style:style style:name="P3" style:family="paragraph" style:parent-style-name="Standard">
      <style:text-properties officeooo:rsid="001701f6" officeooo:paragraph-rsid="001701f6"/>
    </style:style>
    <style:style style:name="P4" style:family="paragraph" style:parent-style-name="Standard">
      <style:text-properties officeooo:rsid="0018c0fc" officeooo:paragraph-rsid="0018c0f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0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l Web con CSS</text:p>
      <text:p text:style-name="P1"/>
      <text:p text:style-name="P1">La idea inicial de este portal, me voy a centrar en Pasaia, Gipuzkoa. El faro de la Plata, y el museo naval, lugar que acabo de descubrir gracias al libro El Faro del Silencio de Ibon Martín, un lugar idílico, y con un museo y astillero, en el que se lleva a cabo la reconstrucción de buques del siglo XVI, con las mismas técnicas de antaño.</text:p>
      <text:p text:style-name="P1"/>
      <text:p text:style-name="P2">En ella creare una página a principal, con información general del pueblo, una dedicada al museo en si, quizás otra solo orientada a los métodos de construcción, página dedicada al faro, referencias a la novela(quizás a lo largo de las demás páginas)<text:span text:style-name="T1">. </text:span><text:span text:style-name="T2">Otra para otros sitios de interés, además de otro dedicada a la gastronomía vasca. </text:span></text:p>
      <text:p text:style-name="P2"><text:span text:style-name="T2"/></text:p>
      <text:p text:style-name="P3"><text:span text:style-name="T1">El portal va a ser realizado con cajas &lt;div&gt; para organizar los elementos en cada página. Enlaces internos, enlaces externos, la mayoría a web de los lugares que voy a tratar. </text:span></text:p>
      <text:p text:style-name="P3">En el portal debo incluir selectores CSS, modelo de caja, posicionamiento, diseño. Así como al menos un formulario, quizás simulando ser una web de turismo.</text:p>
      <text:p text:style-name="P3"/>
      <text:p text:style-name="P4">Primeras refernecias</text:p>
      <text:p text:style-name="P4"/>
      <text:p text:style-name="P4">Libro</text:p>
      <text:p text:style-name="P4"><text:a xlink:type="simple" xlink:href="https://turismovasco.com/gipuzkoa/que-ver-gipuzkoa/faro-de-la-plata-ruta-ulia-pasaia/" text:style-name="Internet_20_link" text:visited-style-name="Visited_20_Internet_20_Link">https://turismovasco.com/gipuzkoa/que-ver-gipuzkoa/faro-de-la-plata-ruta-ulia-pasaia/</text:a></text:p>
      <text:p text:style-name="P4"><text:a xlink:type="simple" xlink:href="https://albaola.org/proceso-de-construccion/" text:style-name="Internet_20_link" text:visited-style-name="Visited_20_Internet_20_Link">https://albaola.org/proceso-de-construccion/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7:18:48.992508553</meta:creation-date>
    <dc:date>2024-11-13T20:41:26.245149982</dc:date>
    <meta:editing-duration>PT2H42M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87" meta:character-count="1180" meta:non-whitespace-character-count="1000"/>
  </office:meta>
</office:document-meta>
</file>